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EZO CELIS, ALCID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25777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NDEZO CELIS, ALCID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2577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462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3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5776624</text:p>
          </table:table-cell>
          <table:table-cell table:style-name="Tabla2.A2" office:value-type="string">
            <text:p text:style-name="P7">53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FIA SIPIRAM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45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